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Interceptor.AbstractIntercep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Interceptor.setBefore( Set &lt; String &gt;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Interceptor.addAfter( String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Interceptor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Interceptor.getAf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Interceptor.addBefore( String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Interceptor.getBefo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Interceptor.setId( String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Interceptor.setAfter( Set &lt; String &gt; 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Interceptor.handleFault( Message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